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7cm" fo:min-width="5.719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1cm" fo:min-width="0cm"/>
    </style:style>
    <style:style style:name="gr6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1cm" fo:min-width="0cm"/>
    </style:style>
    <style:style style:name="gr8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46cm" svg:height="0.848cm" svg:x="10.252cm" svg:y="2.104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frame draw:style-name="gr2" draw:layer="layout" svg:width="6.522cm" svg:height="0.962cm" svg:x="1.009cm" svg:y="1.308cm">
          <draw:text-box>
            <text:p>APC PickNik Pipeline</text:p>
          </draw:text-box>
        </draw:frame>
        <draw:custom-shape draw:style-name="gr3" draw:text-style-name="P2" xml:id="id14" draw:id="id14" draw:layer="layout" svg:width="2.907cm" svg:height="1.211cm" svg:x="15.386cm" svg:y="6.335cm">
          <text:p text:style-name="P1"><text:span text:style-name="T1">Shelf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4.117cm" svg:height="1.574cm" svg:x="9.283cm" svg:y="4.042cm">
          <text:p text:style-name="P1"><text:span text:style-name="T2">APCManag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1.325cm" svg:y1="2.952cm" svg:x2="11.341cm" svg:y2="4.042cm" draw:start-shape="id1" draw:start-glue-point="2" draw:end-shape="id2" draw:end-glue-point="0" svg:d="M11325 2952v545h16v545" svg:viewBox="0 0 17 1091">
          <text:p/>
        </draw:connector>
        <draw:custom-shape draw:style-name="gr1" draw:text-style-name="P2" xml:id="id13" draw:id="id13" draw:layer="layout" svg:width="4.117cm" svg:height="1.574cm" svg:x="14.781cm" svg:y="4.042cm">
          <text:p text:style-name="P1"><text:span text:style-name="T1">AmazonJson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117cm" svg:height="1.574cm" svg:x="4.406cm" svg:y="9.694cm">
          <text:p text:style-name="P1"><text:span text:style-name="T1">Learning</text:span><text:span text:style-name="T1"><text:line-break/></text:span><text:span text:style-name="T1">Pipelin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2.907cm" svg:height="1.211cm" svg:x="15.386cm" svg:y="8.195cm">
          <text:p text:style-name="P1"><text:span text:style-name="T1">Bin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2.907cm" svg:height="1.211cm" svg:x="15.386cm" svg:y="9.934cm">
          <text:p text:style-name="P1"><text:span text:style-name="T1">Product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2.906cm" svg:height="1.211cm" svg:x="15.426cm" svg:y="2.225cm">
          <text:p text:style-name="P1"><text:span text:style-name="T1">WorkOrder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117cm" svg:height="2.456cm" svg:x="4.406cm" svg:y="11.17cm">
          <draw:text-box>
            <text:p><text:span text:style-name="T3">Inherits from ManipulationPipeline, trains Lightning and analyzes workspace reachability</text:span></text:p>
          </draw:text-box>
        </draw:frame>
        <draw:connector draw:style-name="gr4" draw:text-style-name="P4" draw:layer="layout" svg:x1="11.341cm" svg:y1="5.616cm" svg:x2="11.341cm" svg:y2="9.694cm" draw:start-shape="id2" draw:start-glue-point="2" draw:end-shape="id3" draw:end-glue-point="0" svg:d="M11341 5616v4078" svg:viewBox="0 0 1 4079">
          <text:p/>
        </draw:connector>
        <draw:connector draw:style-name="gr4" draw:text-style-name="P1" draw:layer="layout" draw:type="line" svg:x1="9.224cm" svg:y1="10.48cm" svg:x2="8.523cm" svg:y2="10.481cm" draw:end-shape="id4" draw:end-glue-point="1" svg:d="M9224 10480l-701 1" svg:viewBox="0 0 702 2">
          <text:p/>
        </draw:connector>
        <draw:custom-shape draw:style-name="gr1" draw:text-style-name="P6" xml:id="id3" draw:id="id3" draw:layer="layout" svg:width="4.117cm" svg:height="1.574cm" svg:x="9.283cm" svg:y="9.694cm">
          <text:p text:style-name="P1"><text:span text:style-name="T4">Manipulation</text:span></text:p>
          <text:p text:style-name="P1"><text:span text:style-name="T4">Pipel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117cm" svg:height="0.848cm" svg:x="9.283cm" svg:y="13.18cm">
          <text:p text:style-name="P1"><text:span text:style-name="T1">graspObjectPipel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4.117cm" svg:height="0.847cm" svg:x="9.283cm" svg:y="16.193cm">
          <text:p text:style-name="P1"><text:span text:style-name="T1">chooseGrasp(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8" draw:id="id18" draw:layer="layout" svg:width="5.086cm" svg:height="0.847cm" svg:x="8.765cm" svg:y="17.404cm">
          <text:p text:style-name="P1"><text:span text:style-name="T1">computeStraightLinePath(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4.117cm" svg:height="0.847cm" svg:x="9.283cm" svg:y="14.652cm">
          <text:p text:style-name="P1"><text:span text:style-name="T1">chooseArm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117cm" svg:height="1.575cm" svg:x="14.781cm" svg:y="15.829cm">
          <text:p text:style-name="P1"><text:span text:style-name="T4">moveit_grasps</text:span></text:p>
          <text:p text:style-name="P1"><text:span text:style-name="T5">generateAxisGrasps(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781cm" svg:y1="16.616cm" svg:x2="13.4cm" svg:y2="16.616cm" draw:start-shape="id5" draw:start-glue-point="3" draw:end-shape="id6" svg:d="M14781 16616h-1381" svg:viewBox="0 0 1382 1">
          <text:p/>
        </draw:connector>
        <draw:custom-shape draw:style-name="gr1" draw:text-style-name="P2" xml:id="id7" draw:id="id7" draw:layer="layout" svg:width="4.117cm" svg:height="1.574cm" svg:x="14.781cm" svg:y="18.148cm">
          <text:p text:style-name="P1"><text:span text:style-name="T4">moveit_grasps</text:span></text:p>
          <text:p text:style-name="P1"><text:span text:style-name="T5">filterGrasps()</text:span></text:p>
          <text:p text:style-name="P1"><text:span text:style-name="T5">(inverse kinematics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839cm" svg:y1="17.404cm" svg:x2="16.839cm" svg:y2="18.148cm" draw:start-shape="id5" draw:start-glue-point="2" draw:end-shape="id7" draw:end-glue-point="0" svg:d="M16839 17404v744" svg:viewBox="0 0 1 745">
          <text:p/>
        </draw:connector>
        <draw:custom-shape draw:style-name="gr1" draw:text-style-name="P2" xml:id="id8" draw:id="id8" draw:layer="layout" svg:width="4.117cm" svg:height="1.574cm" svg:x="14.781cm" svg:y="20.31cm">
          <text:p text:style-name="P1"><text:span text:style-name="T4">moveit_grasps</text:span></text:p>
          <text:p text:style-name="P1"><text:span text:style-name="T6">filterGraspsInCollision(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6.839cm" svg:y1="19.722cm" svg:x2="16.839cm" svg:y2="20.31cm" draw:start-shape="id7" draw:start-glue-point="2" draw:end-shape="id8" draw:end-glue-point="0" svg:d="M16839 19722v501-414 501" svg:viewBox="0 0 1 589">
          <text:p/>
        </draw:connector>
        <draw:custom-shape draw:style-name="gr1" draw:text-style-name="P2" xml:id="id9" draw:id="id9" draw:layer="layout" svg:width="4.117cm" svg:height="1.574cm" svg:x="14.781cm" svg:y="22.343cm">
          <text:p text:style-name="P1"><text:span text:style-name="T4">moveit_grasps</text:span></text:p>
          <text:p text:style-name="P1"><text:span text:style-name="T5">chooseBestGrasp(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6.839cm" svg:y1="21.884cm" svg:x2="16.839cm" svg:y2="22.343cm" draw:start-shape="id8" draw:start-glue-point="2" draw:end-shape="id9" draw:end-glue-point="0" svg:d="M16839 21884v501-543 501" svg:viewBox="0 0 1 544">
          <text:p/>
        </draw:connector>
        <draw:frame draw:style-name="gr7" draw:text-style-name="P5" draw:layer="layout" svg:width="4.117cm" svg:height="2.015cm" svg:x="6.985cm" svg:y="18.372cm">
          <draw:text-box>
            <text:p><text:span text:style-name="T3">Cartesian path in approach direction to and from final grasp</text:span></text:p>
          </draw:text-box>
        </draw:frame>
        <draw:custom-shape draw:style-name="gr8" draw:text-style-name="P2" xml:id="id19" draw:id="id19" draw:layer="layout" svg:width="6.055cm" svg:height="6.902cm" svg:x="8.325cm" svg:y="19.947cm">
          <text:p text:style-name="P1"><text:span text:style-name="T4">openEndEffector()</text:span></text:p>
          <text:p text:style-name="P1"><text:span text:style-name="T4">move()</text:span></text:p>
          <text:p text:style-name="P1"><text:span text:style-name="T7">move to pregrasp pose</text:span></text:p>
          <text:p text:style-name="P1"><text:span text:style-name="T4">executeTrajectory()</text:span></text:p>
          <text:p text:style-name="P1"><text:span text:style-name="T7">move to grasp pose</text:span></text:p>
          <text:p text:style-name="P1"><text:span text:style-name="T4">closeEndEffector()</text:span></text:p>
          <text:p text:style-name="P1"><text:span text:style-name="T4">executeTrajectory()</text:span></text:p>
          <text:p text:style-name="P1"><text:span text:style-name="T7">move up straight</text:span></text:p>
          <text:p text:style-name="P1"><text:span text:style-name="T4">executeTrajectory()</text:span></text:p>
          <text:p text:style-name="P1"><text:span text:style-name="T7">move back straight</text:span></text:p>
          <text:p text:style-name="P1"><text:span text:style-name="T4">move()</text:span></text:p>
          <text:p text:style-name="P1"><text:span text:style-name="T8">plan to order bucke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341cm" svg:y1="11.268cm" svg:x2="11.341cm" svg:y2="13.18cm" draw:start-shape="id3" draw:start-glue-point="2" draw:end-shape="id10" draw:end-glue-point="0" svg:d="M11341 11268v1912" svg:viewBox="0 0 1 1913">
          <text:p/>
        </draw:connector>
        <draw:connector draw:style-name="gr4" draw:text-style-name="P1" draw:layer="layout" draw:type="line" svg:x1="11.341cm" svg:y1="14.028cm" svg:x2="11.341cm" svg:y2="14.652cm" draw:start-shape="id10" draw:start-glue-point="2" draw:end-shape="id11" draw:end-glue-point="0" svg:d="M11341 14028v624" svg:viewBox="0 0 1 625">
          <text:p/>
        </draw:connector>
        <draw:connector draw:style-name="gr4" draw:text-style-name="P1" xml:id="id12" draw:id="id12" draw:layer="layout" draw:type="line" svg:x1="11.341cm" svg:y1="15.499cm" svg:x2="11.341cm" svg:y2="15.499cm" draw:start-shape="id11" draw:start-glue-point="2" draw:end-shape="id11" draw:end-glue-point="2" svg:d="M11341 15499z" svg:viewBox="0 0 1 1">
          <text:p/>
        </draw:connector>
        <draw:connector draw:style-name="gr4" draw:text-style-name="P1" draw:layer="layout" draw:type="line" svg:x1="11.341cm" svg:y1="15.499cm" svg:x2="11.341cm" svg:y2="15.499cm" draw:start-shape="id12" draw:start-glue-point="0" draw:end-shape="id12" draw:end-glue-point="0" svg:d="M11341 15499z" svg:viewBox="0 0 1 1">
          <text:p/>
        </draw:connector>
        <draw:connector draw:style-name="gr4" draw:text-style-name="P1" draw:layer="layout" draw:type="line" svg:x1="11.341cm" svg:y1="15.499cm" svg:x2="11.341cm" svg:y2="16.193cm" draw:start-shape="id12" draw:start-glue-point="0" draw:end-shape="id6" draw:end-glue-point="0" svg:d="M11341 15499v694" svg:viewBox="0 0 1 695">
          <text:p/>
        </draw:connector>
        <draw:connector draw:style-name="gr4" draw:text-style-name="P1" draw:layer="layout" draw:type="line" svg:x1="11.341cm" svg:y1="17.04cm" svg:x2="11.342cm" svg:y2="17.404cm" draw:start-shape="id6" draw:start-glue-point="2" svg:d="M11341 17040l1 364" svg:viewBox="0 0 2 365">
          <text:p/>
        </draw:connector>
        <draw:connector draw:style-name="gr4" draw:text-style-name="P1" draw:layer="layout" draw:type="line" svg:x1="14.781cm" svg:y1="4.829cm" svg:x2="13.4cm" svg:y2="4.829cm" draw:start-shape="id13" draw:start-glue-point="3" draw:end-shape="id2" draw:end-glue-point="1" svg:d="M14781 4829h-1381" svg:viewBox="0 0 1382 1">
          <text:p/>
        </draw:connector>
        <draw:connector draw:style-name="gr4" draw:text-style-name="P1" draw:layer="layout" draw:type="line" svg:x1="16.839cm" svg:y1="5.616cm" svg:x2="16.839cm" svg:y2="6.335cm" draw:start-shape="id13" draw:start-glue-point="2" draw:end-shape="id14" draw:end-glue-point="0" svg:d="M16839 5616v719" svg:viewBox="0 0 1 720">
          <text:p/>
        </draw:connector>
        <draw:connector draw:style-name="gr4" draw:text-style-name="P1" draw:layer="layout" draw:type="line" svg:x1="16.839cm" svg:y1="7.546cm" svg:x2="16.839cm" svg:y2="8.195cm" draw:start-shape="id14" draw:start-glue-point="2" draw:end-shape="id15" draw:end-glue-point="0" svg:d="M16839 7546v649" svg:viewBox="0 0 1 650">
          <text:p/>
        </draw:connector>
        <draw:connector draw:style-name="gr4" draw:text-style-name="P1" draw:layer="layout" draw:type="line" svg:x1="16.839cm" svg:y1="9.406cm" svg:x2="16.839cm" svg:y2="9.934cm" draw:start-shape="id15" draw:start-glue-point="2" draw:end-shape="id16" draw:end-glue-point="0" svg:d="M16839 9406v528" svg:viewBox="0 0 1 529">
          <text:p/>
        </draw:connector>
        <draw:custom-shape draw:style-name="gr6" draw:text-style-name="P2" draw:layer="layout" svg:width="4.117cm" svg:height="0.848cm" svg:x="9.283cm" svg:y="6.2cm">
          <text:p text:style-name="P1"><text:span text:style-name="T1">runOrder()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s" svg:x1="9.283cm" svg:y1="7.824cm" svg:x2="5.24cm" svg:y2="7.824cm" svg:d="M9283 7824h-502-3041-500" svg:viewBox="0 0 4044 1">
          <text:p text:style-name="P1"><text:span text:style-name="T3"/></text:p>
          <text:p text:style-name="P1"><text:span text:style-name="T3">ROS Service Request</text:span></text:p>
        </draw:connector>
        <draw:connector draw:style-name="gr4" draw:text-style-name="P1" draw:layer="layout" draw:type="line" svg:x1="16.839cm" svg:y1="4.042cm" svg:x2="16.879cm" svg:y2="3.436cm" draw:start-shape="id13" draw:start-glue-point="0" draw:end-shape="id17" draw:end-glue-point="2" svg:d="M16839 4042l40-606" svg:viewBox="0 0 41 607">
          <text:p/>
        </draw:connector>
        <draw:connector draw:style-name="gr4" draw:text-style-name="P1" draw:layer="layout" draw:type="line" svg:x1="11.308cm" svg:y1="18.251cm" svg:x2="11.352cm" svg:y2="19.947cm" draw:start-shape="id18" draw:end-shape="id19" draw:end-glue-point="0" svg:d="M11308 18251l44 1696" svg:viewBox="0 0 45 1697">
          <text:p/>
        </draw:connector>
        <draw:custom-shape draw:style-name="gr10" draw:text-style-name="P2" xml:id="id20" draw:id="id20" draw:layer="layout" svg:width="4.118cm" svg:height="1.575cm" svg:x="1.257cm" svg:y="22.636cm">
          <text:p text:style-name="P1"><text:span text:style-name="T1">Visual Servoing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8.325cm" svg:y1="23.398cm" svg:x2="5.375cm" svg:y2="23.423cm" draw:start-shape="id19" draw:start-glue-point="3" draw:end-shape="id20" draw:end-glue-point="1" svg:d="M8325 23398l-2950 25" svg:viewBox="0 0 2951 26">
          <text:p text:style-name="P1"><text:span text:style-name="T3"/></text:p>
          <text:p text:style-name="P1"><text:span text:style-name="T3">ROS Action</text:span></text:p>
        </draw:connector>
        <draw:custom-shape draw:style-name="gr10" draw:text-style-name="P2" draw:layer="layout" svg:width="4.117cm" svg:height="1.574cm" svg:x="1.123cm" svg:y="7.037cm">
          <text:p text:style-name="P1"><text:span text:style-name="T1">Perception</text:span><text:span text:style-name="T1"><text:line-break/></text:span><text:span text:style-name="T1">Pipelin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117cm" svg:height="1.574cm" svg:x="1.127cm" svg:y="3.99cm">
          <text:p text:style-name="P1"><text:span text:style-name="T1">Perception</text:span><text:span text:style-name="T1"><text:line-break/></text:span><text:span text:style-name="T1">Shelf Calibration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s" svg:x1="9.284cm" svg:y1="4.867cm" svg:x2="5.241cm" svg:y2="4.867cm" svg:d="M9284 4867h-502-3041-500" svg:viewBox="0 0 4044 1">
          <text:p text:style-name="P1"><text:span text:style-name="T3"/></text:p>
          <text:p text:style-name="P1"><text:span text:style-name="T3">ROS Service Request</text:span></text:p>
        </draw:connector>
        <draw:custom-shape draw:style-name="gr6" draw:text-style-name="P2" draw:layer="layout" svg:width="4.117cm" svg:height="0.848cm" svg:x="9.283cm" svg:y="7.4cm">
          <text:p text:style-name="P1"><text:span text:style-name="T1">getGraspPose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8:15:28.654455616</meta:creation-date>
    <dc:date>2015-02-23T14:07:34.830261754</dc:date>
    <meta:editing-duration>PT13M6S</meta:editing-duration>
    <meta:editing-cycles>5</meta:editing-cycles>
    <meta:generator>LibreOffice/4.2.7.2$Linux_X86_64 LibreOffice_project/420m0$Build-2</meta:generator>
    <meta:document-statistic meta:object-count="48"/>
  </office:meta>
</office:document-meta>
</file>